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eanPropertyValueEqualsPredicate.isIgnore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ValueEqualsPredicate.getProperty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ValueEqualsPredicate.evaluate( Object object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">
            <text:p text:style-name="Table_20_Contents">4</text:p>
          </table:table-cell>
          <table:table-cell office:value-type="float" office:value="40">
            <text:p text:style-name="Table_20_Contents">40</text:p>
          </table:table-cell>
        </table:table-row>
        <table:table-row>
          <table:table-cell office:value-type="string">
            <text:p text:style-name="Table_20_Contents">BeanPropertyValueEqualsPredicate.BeanPropertyValueEqualsPredicate( String propertyName , Object propertyValue , boolean ignoreNul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BeanPropertyValueEqualsPredicate.evaluateValue( Object expected , Object actual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ValueEqualsPredicate.BeanPropertyValueEqualsPredicate( String propertyName , Object property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eanPropertyValueEqualsPredicate.getPropert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